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1.5pt" style:font-size-asian="21.5pt" style:font-size-complex="21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e 1</text:p>
      <text:p text:style-name="P1"/>
      <text:p text:style-name="P1">MUD</text:p>
      <text:p text:style-name="P1"/>
      <text:p text:style-name="P1">Ein Datenbankbasiertes Rollenspiel auf reiner Textbasis.</text:p>
      <text:p text:style-name="P1"/>
      <text:p text:style-name="P1">Programmierteil:</text:p>
      <text:p text:style-name="P1">Server/Client – TCP-IP</text:p>
      <text:p text:style-name="P1"/>
      <text:p text:style-name="P1">Server: verbindet sich mit Client und teilt ihm die Daten aus der Datenbank mit. Verarbeitet die Eingaben des benutzers und erweitert die Datenbank mit den Daten des Spielers.</text:p>
      <text:p text:style-name="P1"/>
      <text:p text:style-name="P1">Der Server selbst kreiert kein Level und speichert diese auch nicht in seinem Quellcode. Die Daten werden in derDatenbank abgelegt und auch von dort bezogen.</text:p>
      <text:p text:style-name="P1"/>
      <text:p text:style-name="P1">Client: Chatprogramm, welches mit dem Server kommuniziert und vom Server Daten entsprechend der Befehle erhält.</text:p>
      <text:p text:style-name="P1"/>
      <text:p text:style-name="P1">Leveleditor: Ist ein Programm, was es vereinfachen soll, Daten in die Datenbank zu schreiben.</text:p>
      <text:p text:style-name="P1"/>
      <text:p text:style-name="P1">Es wandelt normale Eingaben in SQL-Befehle um, und schickt diese an die Datenban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0:47:35</meta:creation-date>
    <dc:date>2012-11-06T10:54:24</dc:date>
    <meta:editing-duration>P0D</meta:editing-duration>
    <meta:editing-cycles>1</meta:editing-cycles>
    <meta:document-statistic meta:table-count="0" meta:image-count="0" meta:object-count="0" meta:page-count="1" meta:paragraph-count="10" meta:word-count="108" meta:character-count="721" meta:non-whitespace-character-count="623"/>
    <meta:generator>LibreOffice/3.5$Linux_x86 LibreOffice_project/350m1$Build-2</meta:generator>
  </office:meta>
</office:document-meta>
</file>